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44444" style:font-name="Liberation Sans" fo:font-size="8pt" fo:letter-spacing="normal" fo:font-style="normal" fo:font-weight="normal" style:font-size-asian="8pt" style:font-style-asian="normal" style:font-weight-asian="normal" style:font-size-complex="8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444444" style:font-name="Liberation Sans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4pt" fo:font-weight="bold" officeooo:paragraph-rsid="0010c57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4pt" fo:font-weight="bold" officeooo:paragraph-rsid="0013bba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1" officeooo:paragraph-rsid="0010c578"/>
    </style:style>
    <style:style style:name="P10" style:family="paragraph" style:parent-style-name="Standard">
      <style:paragraph-properties fo:text-align="start" style:justify-single-word="false"/>
      <style:text-properties style:font-name="Liberation Sans1" officeooo:paragraph-rsid="0013bba1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Liberation Sans1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369cm" fo:text-indent="0cm" style:auto-text-indent="false"/>
      <style:text-properties fo:font-variant="normal" fo:text-transform="none" fo:color="#444444" style:font-name="Liberation Sans" fo:font-size="8pt" fo:letter-spacing="normal" fo:font-style="normal" fo:font-weight="normal" style:font-size-asian="8pt" style:font-style-asian="normal" style:font-weight-asian="normal" style:font-size-complex="8pt"/>
    </style:style>
    <style:style style:name="T1" style:family="text">
      <style:text-properties fo:font-variant="normal" fo:text-transform="none" fo:color="#444444" style:font-name="Liberation Sans" fo:font-size="8pt" fo:letter-spacing="normal" fo:font-style="normal" fo:font-weight="normal" style:font-size-asian="8pt" style:font-style-asian="normal" style:font-weight-asian="normal" style:font-size-complex="8pt"/>
    </style:style>
    <style:style style:name="T2" style:family="text">
      <style:text-properties fo:font-variant="normal" fo:text-transform="none" fo:color="#444444" style:font-name="Liberation Sans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3" style:family="text">
      <style:text-properties officeooo:rsid="0010c578"/>
    </style:style>
    <style:style style:name="T4" style:family="text">
      <style:text-properties officeooo:rsid="0013bb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7"><text:span text:style-name="T3">Requirements:</text:span></text:p>
      <text:p text:style-name="P7"><text:span text:style-name="T3"/></text:p>
      <text:p text:style-name="P7"><text:span text:style-name="T3">Usage Scenario 1:</text:span></text:p>
      <text:p text:style-name="P7"><text:span text:style-name="T3"/></text:p>
      <text:p text:style-name="P7"><text:span text:style-name="T3">Usage Scenario 2:</text:span></text:p>
      <text:p text:style-name="P7"><text:span text:style-name="T3"/></text:p>
      <text:p text:style-name="P8"><text:span text:style-name="T4">Prototyping Sketches (up to 10) with Documentation:</text:span></text:p>
      <text:p text:style-name="P7"><text:span text:style-name="T3"/></text:p>
      <text:p text:style-name="P8"><text:span text:style-name="T4">Justification of Choices:</text:span></text:p>
      <text:p text:style-name="P9"/>
      <text:p text:style-name="P10"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6">NOTES: <text:s/>(delete upon completion)</text:p>
      <text:p text:style-name="P2"/>
      <text:p text:style-name="P5">1. Submission</text:p>
      <text:p text:style-name="P2"><text:span text:style-name="T1">Submit a hard copy of the group report by</text:span><text:span text:style-name="T2"> Wednesday 5pm 15 March 2013</text:span><text:span text:style-name="T1"> at the Student</text:span></text:p>
      <text:p text:style-name="P5">Support Office in the School of Computing.</text:p>
      <text:p text:style-name="P2"/>
      <text:p text:style-name="P5">2. The task</text:p>
      <text:p text:style-name="P5">Develop a low-fidelity prototype for improving user experience in the University’s online</text:p>
      <text:p text:style-name="P5">library system. The deliverable will be a group report which includes:</text:p>
      <text:p text:style-name="P5">a) a summary of requirements;</text:p>
      <text:p text:style-name="P5">b) two usage scenarios to illustrate how your prototype will be used;</text:p>
      <text:p text:style-name="P5">c) documentation of the low-fidelity prototype with up to ten screen sketches;</text:p>
      <text:p text:style-name="P5">d) justification of the design choices made.</text:p>
      <text:p text:style-name="P5">Around 3 pages of writing for (a), (b) and (d) are expected; (c) would depend on the size of</text:p>
      <text:p text:style-name="P5">your sketches.</text:p>
      <text:p text:style-name="P2"/>
      <text:p text:style-name="P5">3. The problem space</text:p>
      <text:p text:style-name="P5">The University Library provides a range of online facilities for staff and students. A new</text:p>
      <text:p text:style-name="P5">library website (see http://library.leeds.ac.uk/ ) went live in Jan 2012, which shows the</text:p>
      <text:p text:style-name="P5">diversity of its services. In Jan 2013, UniLeeds mobile app has been launched which include</text:p>
      <text:p text:style-name="P5">some Library functions. This piece of coursework focuses on how undergraduates could</text:p>
      <text:p text:style-name="P5">further their student experience with the Library services through the use of mobiles, tablets,</text:p>
      <text:p text:style-name="P5">laptops or desk-top computers. The choice of device is yours.</text:p>
      <text:p text:style-name="P2"/>
      <text:p text:style-name="P5">To bring Library information and services closer to the daily routines of undergraduates, it</text:p>
      <text:p text:style-name="P5">may be beneficial for students to have quick and interactive access to some of these</text:p>
      <text:p text:style-name="P5">information and services. For example, a student may use the ‘class mark’ and the ‘Google</text:p>
      <text:p text:style-name="P5">map feature’ to help navigate to the appropriate section in the physical Library. Hence your</text:p>
      <text:p text:style-name="P5">group is tasked with producing a couple of creative ideas to provide a good user experience</text:p>
      <text:p text:style-name="P5">in this context.</text:p>
      <text:p text:style-name="P2"/>
      <text:p text:style-name="P5">4. The design process (with suggestion on timeline)</text:p>
      <text:p text:style-name="P5">It has been suggested that the stages below are the most effective ways to work through the</text:p>
      <text:p text:style-name="P5">design concept development (case study 11.3 in Rogers et al, 2011).</text:p>
      <text:p text:style-name="P2"/>
      <text:p text:style-name="P5">By 5 Mar:</text:p>
      <text:p text:style-name="P5">a) Brainstorm contents and concept</text:p>
      <text:p text:style-name="P5">(Since this prototype will be used by undergraduates, you can draw from members in</text:p>
      <text:p text:style-name="P5">the group for ideas.)</text:p>
      <text:p text:style-name="P2"/>
      <text:p text:style-name="P5">b) List features to include</text:p>
      <text:p text:style-name="P5">(This forms part of requirements for your report.)</text:p>
      <text:p text:style-name="P2"/>
      <text:p text:style-name="P5">c) List user goals to achieve</text:p>
      <text:p text:style-name="P5">(For this coursework, select two usage scenarios to further describe how some of</text:p>
      <text:p text:style-name="P5">these goals are achieved. More guidance on scenarios will be provided in lectures.)</text:p>
      <text:p text:style-name="P2"/>
      <text:p text:style-name="P5">By 12 Mar:</text:p>
      <text:p text:style-name="P5">d) Start prototyping (if time allows, test it amongst your group members to improve</text:p>
      <text:p text:style-name="P5">design)</text:p>
      <text:p text:style-name="P5">(Use rough sketches, storyboarding or any other techniques as you wish. Only need</text:p>
      <text:p text:style-name="P5">to prototype the features that are illustrated in your usage scenarios.)</text:p>
      <text:p text:style-name="P2"/>
      <text:p text:style-name="P5">By 15 Mar:</text:p>
      <text:p text:style-name="P5"><text:soft-page-break/>e) Finalise and submit repor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/>
      </style:paragraph-properties>
      <style:text-properties fo:color="#00000a" style:font-name="Liberation Serif" fo:font-size="12pt" fo:language="en" fo:country="GB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1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MP2" style:family="paragraph" style:parent-style-name="Standard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MP3" style:family="paragraph" style:parent-style-name="Standard">
      <style:paragraph-properties fo:text-align="start" style:justify-single-word="false"/>
      <style:text-properties fo:font-variant="normal" fo:text-transform="none" fo:color="#444444" style:font-name="Liberation Sans" fo:font-size="8pt" fo:letter-spacing="normal" fo:font-style="normal" fo:font-weight="normal" style:font-size-asian="8pt" style:font-style-asian="normal" style:font-weight-asian="normal" style:font-size-complex="8pt"/>
    </style:style>
    <style:style style:name="MP4" style:family="paragraph" style:parent-style-name="Text_20_body">
      <style:paragraph-properties fo:margin-left="0cm" fo:margin-right="0cm" fo:margin-top="0cm" fo:margin-bottom="0cm" style:contextual-spacing="false" style:line-height-at-least="0.369cm" fo:text-indent="0cm" style:auto-text-indent="false"/>
      <style:text-properties fo:font-variant="normal" fo:text-transform="none" fo:color="#444444" style:font-name="Liberation Sans" fo:font-size="8pt" fo:letter-spacing="normal" fo:font-style="normal" fo:font-weight="normal" style:font-size-asian="8pt" style:font-style-asian="normal" style:font-weight-asian="normal" style:font-size-complex="8pt"/>
    </style:style>
    <style:style style:name="MP5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style:dynamic-spacing="true"/>
      </style:header-style>
      <style:footer-style>
        <style:header-footer-properties fo:min-height="2.579cm" fo:margin-left="0cm" fo:margin-right="0cm" fo:margin-top="2.478cm" style:dynamic-spacing="true"/>
      </style:footer-style>
    </style:page-layout>
  </office:automatic-styles>
  <office:master-styles>
    <style:master-page style:name="Standard" style:page-layout-name="Mpm1">
      <style:header>
        <text:p text:style-name="MP1">Human Computer Interaction Coursework 2 </text:p>
        <text:p text:style-name="MP1">– Redesigning a library app</text:p>
      </style:header>
      <style:footer>
        <text:p text:style-name="MP2">Contributors: </text:p>
        <text:p text:style-name="MP3">BECEIRO CASTILLO, Carlos</text:p>
        <text:p text:style-name="MP4">SAVINO, Laura</text:p>
        <text:p text:style-name="MP4">LEIVADA, Eirini Styliani</text:p>
        <text:p text:style-name="MP4">MAY, Daniel James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09:25</meta:creation-date>
    <meta:initial-creator>Daniel May</meta:initial-creator>
    <meta:editing-cycles>3</meta:editing-cycles>
    <meta:editing-duration>PT3M44S</meta:editing-duration>
    <dc:date>2013-03-08T14:52:24</dc:date>
    <dc:creator>Daniel May</dc:creator>
    <meta:generator>LibreOffice/3.6$Linux_X86_64 LibreOffice_project/360m1$Build-2</meta:generator>
    <meta:document-statistic meta:table-count="0" meta:image-count="0" meta:object-count="0" meta:page-count="3" meta:paragraph-count="57" meta:word-count="470" meta:character-count="2859" meta:non-whitespace-character-count="2443"/>
  </office:meta>
</office:document-meta>
</file>